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108" officeooo:paragraph-rsid="001c9108"/>
    </style:style>
    <style:style style:name="P2" style:family="paragraph" style:parent-style-name="Standard">
      <style:text-properties fo:font-weight="bold" officeooo:rsid="002089d7" officeooo:paragraph-rsid="002089d7" style:font-weight-asian="bold" style:font-weight-complex="bold"/>
    </style:style>
    <style:style style:name="P3" style:family="paragraph" style:parent-style-name="Standard">
      <style:text-properties fo:font-weight="normal" officeooo:rsid="001de362" officeooo:paragraph-rsid="001de362" style:font-weight-asian="normal" style:font-weight-complex="normal"/>
    </style:style>
    <style:style style:name="P4" style:family="paragraph" style:parent-style-name="Standard">
      <style:text-properties fo:font-weight="normal" officeooo:rsid="001fcc84" officeooo:paragraph-rsid="001fcc84" style:font-weight-asian="normal" style:font-weight-complex="normal"/>
    </style:style>
    <style:style style:name="P5" style:family="paragraph" style:parent-style-name="Standard">
      <style:text-properties fo:font-weight="normal" officeooo:rsid="00257754" officeooo:paragraph-rsid="00257754" style:font-weight-asian="normal" style:font-weight-complex="normal"/>
    </style:style>
    <style:style style:name="P6" style:family="paragraph" style:parent-style-name="Standard">
      <style:text-properties fo:font-weight="normal" officeooo:rsid="0025c71d" officeooo:paragraph-rsid="0025c71d" style:font-weight-asian="normal" style:font-weight-complex="normal"/>
    </style:style>
    <style:style style:name="P7" style:family="paragraph" style:parent-style-name="Standard">
      <style:text-properties fo:font-weight="normal" officeooo:rsid="0026f2b6" officeooo:paragraph-rsid="0026f2b6" style:font-weight-asian="normal" style:font-weight-complex="normal"/>
    </style:style>
    <style:style style:name="P8" style:family="paragraph" style:parent-style-name="Standard">
      <style:text-properties fo:font-weight="bold" officeooo:rsid="00274076" officeooo:paragraph-rsid="0027407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iCorp and Terraform community has already written thousands of providers to manage many different types of resources and services. We can find them at <text:span text:style-name="T1">Terraform Registry.</text:span></text:p>
      <text:p text:style-name="P3">Providers are plugins that define and manage the lifecycle of a particular infrastructure platform.</text:p>
      <text:p text:style-name="P4">Terraform is declarative which means that you don’t need to specify the step-by-step instructions. Terraform handles the underlying logic.</text:p>
      <text:p text:style-name="P2">Refreshing state <text:span text:style-name="T2">in terraform logs refers to the process of comparing the current state of infrastructure with the actual stage of resources in cloud.</text:span></text:p>
      <text:p text:style-name="P5">Configuration management tools like Ansible, server templating tools Docker and Provisioning tools like Terraform all are examples of <text:span text:style-name="T1">IAC tools</text:span>.</text:p>
      <text:p text:style-name="P6">Configuration management tools are <text:span text:style-name="T1">idempotent, maintains standard structure</text:span> and helps in <text:span text:style-name="T1">version control</text:span>.</text:p>
      <text:p text:style-name="P7">They are designed to install and manage softwares.</text:p>
      <text:p text:style-name="P8">Server Templating tools<text:span text:style-name="T2"> provide you with pre-installed dependencies and softwares. Common examples are virtual machine templates and </text:span>docker images<text:span text:style-name="T2">. Makes </text:span>immutable infrastructure<text:span text:style-name="T2">, you will need to have a new image for change in infrastructu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2:41:11.243953564</meta:creation-date>
    <dc:date>2023-11-20T12:06:31.923621322</dc:date>
    <meta:editing-duration>PT2H39M27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58" meta:character-count="1103" meta:non-whitespace-character-count="953"/>
  </office:meta>
</office:document-meta>
</file>